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2pt" fo:font-weight="normal" style:font-size-asian="12pt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style:font-size-asian="12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fo:font-weight="bold" style:font-size-asian="12pt" style:font-weight-asian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fo:font-weight="normal" style:font-size-asian="12pt" style:font-weight-asian="normal" style:font-weight-complex="normal"/>
    </style:style>
    <style:style style:name="P5" style:family="paragraph" style:parent-style-name="Standard">
      <style:paragraph-properties fo:text-align="justify" style:justify-single-word="false" fo:break-before="page"/>
      <style:text-properties style:font-name="Times New Roman" fo:font-size="12pt" fo:font-weight="bold" style:font-size-asian="12pt" style:font-weight-asian="bold"/>
    </style:style>
    <style:style style:name="T1" style:family="text">
      <style:text-properties style:text-position="sub 58%"/>
    </style:style>
    <style:style style:name="T2" style:family="text">
      <style:text-properties style:text-position="sub 58%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super 58%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xercice 7</text:p>
      <text:p text:style-name="P2">Soit un tétraèdre régulier dont les sommets sont numérotés de 1 à 4. Un scarabée qui se trouve initialement en 1 se déplace pendant chaque unité de temps le long d'une arête. Arrivé en un sommet, il choisit avec la même probabilité l'une des trois arêtes pour continuer sa promenade.</text:p>
      <text:p text:style-name="P2">a) Montrer que la promenade du scarabée peut être décrite par une chaîne de Markov. Donner la matrice de transitions.</text:p>
      <text:p text:style-name="P2">b) Quel est le temps moyen nécessaire pour atteindre le sommet 4 pour la première fois (rendre l'état 4 absorbant) ?</text:p>
      <text:p text:style-name="P2">c) Quelle est la probabilité d'atteindre le sommet 4 s'il y a de la colle au sommet 2 ?</text:p>
      <text:p text:style-name="P2"/>
      <text:p text:style-name="P3">Correction</text:p>
      <text:p text:style-name="P1">a) Le futur ne dépend que du présent et non du passé donc le processus est une chaîne de Markov. </text:p>
      <text:p text:style-name="P1">4 états : 1 à 4</text:p>
      <text:p text:style-name="P1"><text:span text:style-name="T3">P</text:span> matrice stochastique de transition à termes constants (chaîne de Markov homogène).</text:p>
      <text:p text:style-name="P1"/>
      <text:p text:style-name="P1"><draw:frame draw:style-name="fr1" draw:name="Objet1" text:anchor-type="as-char" svg:width="4.814cm" svg:height="2.21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b) Placer un piège en 4 (état 4 absorbant) et calculer <text:span text:style-name="T3">n</text:span><text:span text:style-name="T1">1</text:span>, <text:span text:style-name="T3">n</text:span><text:span text:style-name="T1">2</text:span> et <text:span text:style-name="T3">n</text:span><text:span text:style-name="T1">3</text:span>.</text:p>
      <text:p text:style-name="P1"><draw:frame draw:style-name="fr1" draw:name="Objet2" text:anchor-type="as-char" svg:width="5.001cm" svg:height="2.22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<draw:frame draw:style-name="fr1" draw:name="Objet3" text:anchor-type="as-char" svg:width="3.662cm" svg:height="3.411cm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t4" text:anchor-type="as-char" svg:width="4.281cm" svg:height="3.42cm" draw:z-index="3"><draw:object xlink:href="./Object 4" xlink:type="simple" xlink:show="embed" xlink:actuate="onLoad"/><draw:image xlink:href="./ObjectReplacements/Object 4" xlink:type="simple" xlink:show="embed" xlink:actuate="onLoad"/></draw:frame><draw:frame draw:style-name="fr1" draw:name="Objet5" text:anchor-type="as-char" svg:width="4.366cm" svg:height="3.42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><draw:frame draw:style-name="fr1" draw:name="Objet6" text:anchor-type="as-char" svg:width="4.673cm" svg:height="3.42cm" draw:z-index="5"><draw:object xlink:href="./Object 6" xlink:type="simple" xlink:show="embed" xlink:actuate="onLoad"/><draw:image xlink:href="./ObjectReplacements/Object 6" xlink:type="simple" xlink:show="embed" xlink:actuate="onLoad"/></draw:frame><draw:frame draw:style-name="fr1" draw:name="Objet7" text:anchor-type="as-char" svg:width="4.284cm" svg:height="2.392cm" draw:z-index="6"><draw:object xlink:href="./Object 7" xlink:type="simple" xlink:show="embed" xlink:actuate="onLoad"/><draw:image xlink:href="./ObjectReplacements/Object 7" xlink:type="simple" xlink:show="embed" xlink:actuate="onLoad"/></draw:frame><draw:frame draw:style-name="fr1" draw:name="Objet8" text:anchor-type="as-char" svg:width="4.237cm" svg:height="2.392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"/>
      <text:p text:style-name="P1">ou encore remarquer que les trois variables vérifient la même équation donc sont égales</text:p>
      <text:p text:style-name="P1"><draw:frame draw:style-name="fr1" draw:name="Objet9" text:anchor-type="as-char" svg:width="2.84cm" svg:height="0.997cm" draw:z-index="8"><draw:object xlink:href="./Object 9" xlink:type="simple" xlink:show="embed" xlink:actuate="onLoad"/><draw:image xlink:href="./ObjectReplacements/Object 9" xlink:type="simple" xlink:show="embed" xlink:actuate="onLoad"/></draw:frame>et <draw:frame draw:style-name="fr1" draw:name="Objet10" text:anchor-type="as-char" svg:width="1.002cm" svg:height="0.467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"/>
      <text:p text:style-name="P1">c) Placer un piège en 2 (états 2 et 4 absorbants) et calculer <text:span text:style-name="T3"><text:s/>b</text:span><text:span text:style-name="T2">ij</text:span>.</text:p>
      <text:p text:style-name="P1"><draw:frame draw:style-name="fr1" draw:name="Objet11" text:anchor-type="as-char" svg:width="5.173cm" svg:height="2.228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"/>
      <text:p text:style-name="P1"><text:soft-page-break/><draw:frame draw:style-name="fr1" draw:name="Objet12" text:anchor-type="as-char" svg:width="2.94cm" svg:height="4.563cm" draw:z-index="11"><draw:object xlink:href="./Object 12" xlink:type="simple" xlink:show="embed" xlink:actuate="onLoad"/><draw:image xlink:href="./ObjectReplacements/Object 12" xlink:type="simple" xlink:show="embed" xlink:actuate="onLoad"/></draw:frame>par substitution <text:s/><draw:frame draw:style-name="fr1" draw:name="Objet13" text:anchor-type="as-char" svg:width="1.776cm" svg:height="4.563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"/>
      <text:p text:style-name="P1">d) La chaîne converge-t-elle (pas d'état absorbant) ?</text:p>
      <text:p text:style-name="P1"/>
      <text:p text:style-name="P1">P^2 = matrix([1/3,2/9,2/9,2/9],[2/9,1/3,2/9,2/9],[2/9,2/9,1/3,2/9],[2/9,2/9,2/9,1/3])</text:p>
      <text:p text:style-name="P1"><draw:frame draw:style-name="fr1" draw:name="Objet14" text:anchor-type="as-char" svg:width="5.029cm" svg:height="2.215cm" draw:z-index="13"><draw:object xlink:href="./Object 14" xlink:type="simple" xlink:show="embed" xlink:actuate="onLoad"/><draw:image xlink:href="./ObjectReplacements/Object 14" xlink:type="simple" xlink:show="embed" xlink:actuate="onLoad"/></draw:frame> + partout (th. 1)</text:p>
      <text:p text:style-name="P1">et le théorème 2 est applicable :</text:p>
      <text:p text:style-name="P1">valeurs propres [1,-1/3] et multiplicité [1,3].</text:p>
      <text:p text:style-name="P1">La chaîne converge.</text:p>
      <text:p text:style-name="P1"/>
      <text:p text:style-name="P1">e) Vecteur d'état limite (= vecteur stationnaire)?</text:p>
      <text:p text:style-name="P1"><draw:frame draw:style-name="fr1" draw:name="Objet15" text:anchor-type="as-char" svg:width="1.753cm" svg:height="0.527cm" draw:z-index="14"><draw:object xlink:href="./Object 15" xlink:type="simple" xlink:show="embed" xlink:actuate="onLoad"/><draw:image xlink:href="./ObjectReplacements/Object 15" xlink:type="simple" xlink:show="embed" xlink:actuate="onLoad"/></draw:frame>équations de balance</text:p>
      <text:p text:style-name="P1"><draw:frame draw:style-name="fr1" draw:name="Objet16" text:anchor-type="as-char" svg:width="4.449cm" svg:height="0.543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1"><draw:frame draw:style-name="fr1" draw:name="Objet17" text:anchor-type="as-char" svg:width="5.025cm" svg:height="2.228cm" draw:z-index="16"><draw:object xlink:href="./Object 17" xlink:type="simple" xlink:show="embed" xlink:actuate="onLoad"/><draw:image xlink:href="./ObjectReplacements/Object 17" xlink:type="simple" xlink:show="embed" xlink:actuate="onLoad"/></draw:frame>matrice limite</text:p>
      <text:p text:style-name="P1"/>
      <text:p text:style-name="P1">On vérifie avec P<text:span text:style-name="T4">10</text:span></text:p>
      <text:p text:style-name="P1">(%i21) P^^10*1.0;</text:p>
      <text:p text:style-name="P1">(%o21) matrix(</text:p>
      <text:p text:style-name="P1">[0.25001270131586, 0.24999576622805, 0.24999576622805, 0.24999576622805],</text:p>
      <text:p text:style-name="P1">[0.24999576622805, 0.25001270131586, 0.24999576622805, 0.24999576622805],</text:p>
      <text:p text:style-name="P1">[0.24999576622805, 0.24999576622805, 0.25001270131586, 0.24999576622805],</text:p>
      <text:p text:style-name="P1">[0.24999576622805, 0.24999576622805, 0.24999576622805, 0.25001270131586])</text:p>
      <text:p text:style-name="P1"/>
      <text:p text:style-name="P1">Programme Maxima</text:p>
      <text:p text:style-name="P1">P:1/3*matrix(</text:p>
      <text:p text:style-name="P1"><text:s/>[0,1,1,1], </text:p>
      <text:p text:style-name="P1"><text:s/>[1,0,1,1], </text:p>
      <text:p text:style-name="P1"><text:s/>[1,1,0,1], </text:p>
      <text:p text:style-name="P1"><text:s/>[1,1,1,0]);</text:p>
      <text:p text:style-name="P1">P.P;</text:p>
      <text:p text:style-name="P1">charpoly(P, x), expand;</text:p>
      <text:p text:style-name="P1">factor(%);</text:p>
      <text:p text:style-name="P1">eigenvalues(P);</text:p>
      <text:p text:style-name="P1">eigenvectors(P);</text:p>
      <text:p text:style-name="P1">P^^10*1.0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Alain</dc:creator>
    <dc:date>2008-11-04T06:09:00</dc:date>
    <meta:printed-by>Alain</meta:printed-by>
    <meta:print-date>2008-11-04T06:08:21</meta:print-date>
    <meta:editing-cycles>3</meta:editing-cycles>
    <meta:editing-duration>PT2H0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7" meta:page-count="2" meta:paragraph-count="48" meta:word-count="306" meta:character-count="1915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P</math:mi>
      <math:mo math:stretchy="false">=</math:mo>
      <math:mfenced math:open="" math:close="">
        <math:mtable>
          <math:mtr>
            <math:mtd>
              <math:mn>0</math:mn>
            </math:mtd>
            <math:mtd>
              <math:mrow>
                <math:mn>1</math:mn>
                <math:mo math:stretchy="false">/</math:mo>
                <math:mn>3</math:mn>
              </math:mrow>
            </math:mtd>
            <math:mtd>
              <math:mrow>
                <math:mn>1</math:mn>
                <math:mo math:stretchy="false">/</math:mo>
                <math:mn>3</math:mn>
              </math:mrow>
            </math:mtd>
            <math:mtd>
              <math:mrow>
                <math:mn>1</math:mn>
                <math:mo math:stretchy="false">/</math:mo>
                <math:mn>3</math:mn>
              </math:mrow>
            </math:mtd>
          </math:mtr>
          <math:mtr>
            <math:mtd>
              <math:mrow>
                <math:mn>1</math:mn>
                <math:mo math:stretchy="false">/</math:mo>
                <math:mn>3</math:mn>
              </math:mrow>
            </math:mtd>
            <math:mtd>
              <math:mn>0</math:mn>
            </math:mtd>
            <math:mtd>
              <math:mrow>
                <math:mn>1</math:mn>
                <math:mo math:stretchy="false">/</math:mo>
                <math:mn>3</math:mn>
              </math:mrow>
            </math:mtd>
            <math:mtd>
              <math:mrow>
                <math:mn>1</math:mn>
                <math:mo math:stretchy="false">/</math:mo>
                <math:mn>3</math:mn>
              </math:mrow>
            </math:mtd>
          </math:mtr>
          <math:mtr>
            <math:mtd>
              <math:mrow>
                <math:mn>1</math:mn>
                <math:mo math:stretchy="false">/</math:mo>
                <math:mn>3</math:mn>
              </math:mrow>
            </math:mtd>
            <math:mtd>
              <math:mrow>
                <math:mn>1</math:mn>
                <math:mo math:stretchy="false">/</math:mo>
                <math:mn>3</math:mn>
              </math:mrow>
            </math:mtd>
            <math:mtd>
              <math:mn>0</math:mn>
            </math:mtd>
            <math:mtd>
              <math:mrow>
                <math:mn>1</math:mn>
                <math:mo math:stretchy="false">/</math:mo>
                <math:mn>3</math:mn>
              </math:mrow>
            </math:mtd>
          </math:mtr>
          <math:mtr>
            <math:mtd>
              <math:mrow>
                <math:mn>1</math:mn>
                <math:mo math:stretchy="false">/</math:mo>
                <math:mn>3</math:mn>
              </math:mrow>
            </math:mtd>
            <math:mtd>
              <math:mrow>
                <math:mn>1</math:mn>
                <math:mo math:stretchy="false">/</math:mo>
                <math:mn>3</math:mn>
              </math:mrow>
            </math:mtd>
            <math:mtd>
              <math:mrow>
                <math:mn>1</math:mn>
                <math:mo math:stretchy="false">/</math:mo>
                <math:mn>3</math:mn>
              </math:mrow>
            </math:mtd>
            <math:mtd>
              <math:mn>0</math:mn>
            </math:mtd>
          </math:mtr>
        </math:mtable>
      </math:mfenced>
    </math:mrow>
    <math:annotation math:encoding="StarMath 5.0">P=left ( matrix{ 0 # 1/3 # 1/3 # 1/3 ## 1/3 # 0 # 1/3 # 1/3 ## 1/3 # 1/3 # 0 # 1/3 ## 1/3 # 1/3 # 1/3 # 0 }  right ) 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>n</math:mi>
      <math:mo math:stretchy="false">=</math:mo>
      <math:mn>3</math:mn>
    </math:mrow>
    <math:annotation math:encoding="StarMath 5.0">n = 3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P</math:mi>
      <math:mi>'</math:mi>
      <math:mrow>
        <math:mi>'</math:mi>
        <math:mo math:stretchy="false">=</math:mo>
        <math:mfenced math:open="" math:close="">
          <math:mtable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3</math:mn>
                </math:mrow>
              </math:mtd>
              <math:mtd>
                <math:mrow>
                  <math:mn>1</math:mn>
                  <math:mo math:stretchy="false">/</math:mo>
                  <math:mn>3</math:mn>
                </math:mrow>
              </math:mtd>
              <math:mtd>
                <math:mrow>
                  <math:mn>1</math:mn>
                  <math:mo math:stretchy="false">/</math:mo>
                  <math:mn>3</math:mn>
                </math:mrow>
              </math:mtd>
            </math:mtr>
            <math:mtr>
              <math:mtd>
                <math:mn>0</math:mn>
              </math:mtd>
              <math:mtd>
                <math:mn>1</math:mn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row>
                  <math:mn>1</math:mn>
                  <math:mo math:stretchy="false">/</math:mo>
                  <math:mn>3</math:mn>
                </math:mrow>
              </math:mtd>
              <math:mtd>
                <math:mrow>
                  <math:mn>1</math:mn>
                  <math:mo math:stretchy="false">/</math:mo>
                  <math:mn>3</math:mn>
                </math:mrow>
              </math:mtd>
              <math:mtd>
                <math:mn>0</math:mn>
              </math:mtd>
              <math:mtd>
                <math:mrow>
                  <math:mn>1</math:mn>
                  <math:mo math:stretchy="false">/</math:mo>
                  <math:mn>3</math:mn>
                </math:mrow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n>0</math:mn>
              </math:mtd>
              <math:mtd>
                <math:mn>1</math:mn>
              </math:mtd>
            </math:mtr>
          </math:mtable>
        </math:mfenced>
      </math:mrow>
    </math:mrow>
    <math:annotation math:encoding="StarMath 5.0">P''=left ( matrix{ 0 # 1/3 # 1/3 # 1/3 ## 0 # 1 # 0 # 0 ## 1/3 # 1/3 # 0 # 1/3 ## 0 # 0 # 0 # 1 }  right ) 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fenced math:open="{" math:close="}">
      <math:mtable>
        <math:mtr>
          <math:mtd>
            <math:mrow>
              <math:mrow>
                <math:msub>
                  <math:mi>b</math:mi>
                  <math:mn>12</math:mn>
                </math:msub>
                <math:mo math:stretchy="false">=</math:mo>
                <math:mrow>
                  <math:mfrac>
                    <math:mn>1</math:mn>
                    <math:mn>3</math:mn>
                  </math:mfrac>
                  <math:mo math:stretchy="false">+</math:mo>
                  <math:mfrac>
                    <math:mn>1</math:mn>
                    <math:mn>3</math:mn>
                  </math:mfrac>
                </math:mrow>
              </math:mrow>
              <math:msub>
                <math:mi>b</math:mi>
                <math:mn>32</math:mn>
              </math:msub>
            </math:mrow>
          </math:mtd>
        </math:mtr>
        <math:mtr>
          <math:mtd>
            <math:mrow>
              <math:mrow>
                <math:msub>
                  <math:mi>b</math:mi>
                  <math:mn>32</math:mn>
                </math:msub>
                <math:mo math:stretchy="false">=</math:mo>
                <math:mrow>
                  <math:mfrac>
                    <math:mn>1</math:mn>
                    <math:mn>3</math:mn>
                  </math:mfrac>
                  <math:mo math:stretchy="false">+</math:mo>
                  <math:mfrac>
                    <math:mn>1</math:mn>
                    <math:mn>3</math:mn>
                  </math:mfrac>
                </math:mrow>
              </math:mrow>
              <math:msub>
                <math:mi>b</math:mi>
                <math:mn>12</math:mn>
              </math:msub>
            </math:mrow>
          </math:mtd>
        </math:mtr>
        <math:mtr>
          <math:mtd>
            <math:mrow>
              <math:mrow>
                <math:msub>
                  <math:mi>b</math:mi>
                  <math:mn>14</math:mn>
                </math:msub>
                <math:mo math:stretchy="false">=</math:mo>
                <math:mrow>
                  <math:mfrac>
                    <math:mn>1</math:mn>
                    <math:mn>3</math:mn>
                  </math:mfrac>
                  <math:mo math:stretchy="false">+</math:mo>
                  <math:mfrac>
                    <math:mn>1</math:mn>
                    <math:mn>3</math:mn>
                  </math:mfrac>
                </math:mrow>
              </math:mrow>
              <math:msub>
                <math:mi>b</math:mi>
                <math:mn>34</math:mn>
              </math:msub>
            </math:mrow>
          </math:mtd>
        </math:mtr>
        <math:mtr>
          <math:mtd>
            <math:mrow>
              <math:mrow>
                <math:msub>
                  <math:mi>b</math:mi>
                  <math:mn>34</math:mn>
                </math:msub>
                <math:mo math:stretchy="false">=</math:mo>
                <math:mrow>
                  <math:mfrac>
                    <math:mn>1</math:mn>
                    <math:mn>3</math:mn>
                  </math:mfrac>
                  <math:mo math:stretchy="false">+</math:mo>
                  <math:mfrac>
                    <math:mn>1</math:mn>
                    <math:mn>3</math:mn>
                  </math:mfrac>
                </math:mrow>
              </math:mrow>
              <math:msub>
                <math:mi>b</math:mi>
                <math:mn>14</math:mn>
              </math:msub>
            </math:mrow>
          </math:mtd>
        </math:mtr>
      </math:mtable>
    </math:mfenced>
    <math:annotation math:encoding="StarMath 5.0">left lbrace matrix { b_12 = 1 over 3 + 1 over 3 b_32 ## 
b_32 = 1 over 3 + 1 over 3 b_12 ##
b_14 = 1 over 3 + 1 over 3 b_34 ## 
b_34 = 1 over 3 + 1 over 3 b_14 
} right rbrace  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fenced math:open="{" math:close="}">
      <math:mtable>
        <math:mtr>
          <math:mtd>
            <math:mrow>
              <math:msub>
                <math:mi>b</math:mi>
                <math:mn>12</math:mn>
              </math:msub>
              <math:mo math:stretchy="false">=</math:mo>
              <math:mfrac>
                <math:mn>1</math:mn>
                <math:mn>2</math:mn>
              </math:mfrac>
            </math:mrow>
          </math:mtd>
        </math:mtr>
        <math:mtr>
          <math:mtd>
            <math:mrow>
              <math:msub>
                <math:mi>b</math:mi>
                <math:mn>32</math:mn>
              </math:msub>
              <math:mo math:stretchy="false">=</math:mo>
              <math:mfrac>
                <math:mn>1</math:mn>
                <math:mn>2</math:mn>
              </math:mfrac>
            </math:mrow>
          </math:mtd>
        </math:mtr>
        <math:mtr>
          <math:mtd>
            <math:mrow>
              <math:msub>
                <math:mi>b</math:mi>
                <math:mn>14</math:mn>
              </math:msub>
              <math:mo math:stretchy="false">=</math:mo>
              <math:mfrac>
                <math:mn>1</math:mn>
                <math:mn>2</math:mn>
              </math:mfrac>
            </math:mrow>
          </math:mtd>
        </math:mtr>
        <math:mtr>
          <math:mtd>
            <math:mrow>
              <math:msub>
                <math:mi>b</math:mi>
                <math:mn>34</math:mn>
              </math:msub>
              <math:mo math:stretchy="false">=</math:mo>
              <math:mfrac>
                <math:mn>1</math:mn>
                <math:mn>2</math:mn>
              </math:mfrac>
            </math:mrow>
          </math:mtd>
        </math:mtr>
      </math:mtable>
    </math:mfenced>
    <math:annotation math:encoding="StarMath 5.0">left lbrace matrix { b_12 = 1 over 2  ## 
b_32 = 1 over 2 ##
b_14 = 1 over 2 ## 
b_34 = 1 over 2 
} right rbrace  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sup>
        <math:mi>P</math:mi>
        <math:mn>2</math:mn>
      </math:msup>
      <math:mo math:stretchy="false">=</math:mo>
      <math:mfenced math:open="" math:close="">
        <math:mtable>
          <math:mtr>
            <math:mtd>
              <math:mrow>
                <math:mn>1</math:mn>
                <math:mo math:stretchy="false">/</math:mo>
                <math:mn>3</math:mn>
              </math:mrow>
            </math:mtd>
            <math:mtd>
              <math:mrow>
                <math:mn>2</math:mn>
                <math:mo math:stretchy="false">/</math:mo>
                <math:mn>9</math:mn>
              </math:mrow>
            </math:mtd>
            <math:mtd>
              <math:mrow>
                <math:mn>2</math:mn>
                <math:mo math:stretchy="false">/</math:mo>
                <math:mn>9</math:mn>
              </math:mrow>
            </math:mtd>
            <math:mtd>
              <math:mrow>
                <math:mn>2</math:mn>
                <math:mo math:stretchy="false">/</math:mo>
                <math:mn>9</math:mn>
              </math:mrow>
            </math:mtd>
          </math:mtr>
          <math:mtr>
            <math:mtd>
              <math:mrow>
                <math:mn>2</math:mn>
                <math:mo math:stretchy="false">/</math:mo>
                <math:mn>9</math:mn>
              </math:mrow>
            </math:mtd>
            <math:mtd>
              <math:mrow>
                <math:mn>1</math:mn>
                <math:mo math:stretchy="false">/</math:mo>
                <math:mn>3</math:mn>
              </math:mrow>
            </math:mtd>
            <math:mtd>
              <math:mrow>
                <math:mn>2</math:mn>
                <math:mo math:stretchy="false">/</math:mo>
                <math:mn>9</math:mn>
              </math:mrow>
            </math:mtd>
            <math:mtd>
              <math:mrow>
                <math:mn>2</math:mn>
                <math:mo math:stretchy="false">/</math:mo>
                <math:mn>9</math:mn>
              </math:mrow>
            </math:mtd>
          </math:mtr>
          <math:mtr>
            <math:mtd>
              <math:mrow>
                <math:mn>2</math:mn>
                <math:mo math:stretchy="false">/</math:mo>
                <math:mn>9</math:mn>
              </math:mrow>
            </math:mtd>
            <math:mtd>
              <math:mrow>
                <math:mn>2</math:mn>
                <math:mo math:stretchy="false">/</math:mo>
                <math:mn>9</math:mn>
              </math:mrow>
            </math:mtd>
            <math:mtd>
              <math:mrow>
                <math:mn>1</math:mn>
                <math:mo math:stretchy="false">/</math:mo>
                <math:mn>3</math:mn>
              </math:mrow>
            </math:mtd>
            <math:mtd>
              <math:mrow>
                <math:mn>2</math:mn>
                <math:mo math:stretchy="false">/</math:mo>
                <math:mn>9</math:mn>
              </math:mrow>
            </math:mtd>
          </math:mtr>
          <math:mtr>
            <math:mtd>
              <math:mrow>
                <math:mn>2</math:mn>
                <math:mo math:stretchy="false">/</math:mo>
                <math:mn>9</math:mn>
              </math:mrow>
            </math:mtd>
            <math:mtd>
              <math:mrow>
                <math:mn>2</math:mn>
                <math:mo math:stretchy="false">/</math:mo>
                <math:mn>9</math:mn>
              </math:mrow>
            </math:mtd>
            <math:mtd>
              <math:mrow>
                <math:mn>2</math:mn>
                <math:mo math:stretchy="false">/</math:mo>
                <math:mn>9</math:mn>
              </math:mrow>
            </math:mtd>
            <math:mtd>
              <math:mrow>
                <math:mn>1</math:mn>
                <math:mo math:stretchy="false">/</math:mo>
                <math:mn>3</math:mn>
              </math:mrow>
            </math:mtd>
          </math:mtr>
        </math:mtable>
      </math:mfenced>
    </math:mrow>
    <math:annotation math:encoding="StarMath 5.0">P^2= left ( matrix{1/3#2/9#2/9#2/9##2/9#1/3#2/9#2/9##2/9#2/9#1/3#2/9##2/9#2/9#2/9#1/3} right )  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o math:stretchy="false">π</math:mo>
          <math:mtext>*</math:mtext>
        </math:msup>
        <math:mo math:stretchy="false">=</math:mo>
        <math:msup>
          <math:mo math:stretchy="false">π</math:mo>
          <math:mtext>*</math:mtext>
        </math:msup>
      </math:mrow>
      <math:mi>P</math:mi>
    </math:mrow>
    <math:annotation math:encoding="StarMath 5.0">%pi^"*" = %pi^"*" P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sup>
        <math:mo math:stretchy="false">π</math:mo>
        <math:mtext>*</math:mtext>
      </math:msup>
      <math:mo math:stretchy="false">=</math:mo>
      <math:mrow>
        <math:mo math:stretchy="false">(</math:mo>
        <math:mrow>
          <math:mrow>
            <math:mn>1</math:mn>
            <math:mo math:stretchy="false">/</math:mo>
            <math:mn>4</math:mn>
          </math:mrow>
          <math:mi>,</math:mi>
          <math:mrow>
            <math:mn>1</math:mn>
            <math:mo math:stretchy="false">/</math:mo>
            <math:mn>4</math:mn>
          </math:mrow>
          <math:mi>,</math:mi>
          <math:mrow>
            <math:mn>1</math:mn>
            <math:mo math:stretchy="false">/</math:mo>
            <math:mn>4</math:mn>
          </math:mrow>
          <math:mi>,</math:mi>
          <math:mrow>
            <math:mn>1</math:mn>
            <math:mo math:stretchy="false">/</math:mo>
            <math:mn>4</math:mn>
          </math:mrow>
        </math:mrow>
        <math:mo math:stretchy="false">)</math:mo>
      </math:mrow>
    </math:mrow>
    <math:annotation math:encoding="StarMath 5.0">%pi^"*" = ( 1/4 , 1/4 , 1/4 , 1/4 ) 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sup>
        <math:mi>P</math:mi>
        <math:mtext>*</math:mtext>
      </math:msup>
      <math:mo math:stretchy="false">=</math:mo>
      <math:mfenced math:open="" math:close="">
        <math:mtable>
          <math:mtr>
            <math:mtd>
              <math:mrow>
                <math:mn>1</math:mn>
                <math:mo math:stretchy="false">/</math:mo>
                <math:mn>4</math:mn>
              </math:mrow>
            </math:mtd>
            <math:mtd>
              <math:mrow>
                <math:mn>1</math:mn>
                <math:mo math:stretchy="false">/</math:mo>
                <math:mn>4</math:mn>
              </math:mrow>
            </math:mtd>
            <math:mtd>
              <math:mrow>
                <math:mn>1</math:mn>
                <math:mo math:stretchy="false">/</math:mo>
                <math:mn>4</math:mn>
              </math:mrow>
            </math:mtd>
            <math:mtd>
              <math:mrow>
                <math:mn>1</math:mn>
                <math:mo math:stretchy="false">/</math:mo>
                <math:mn>4</math:mn>
              </math:mrow>
            </math:mtd>
          </math:mtr>
          <math:mtr>
            <math:mtd>
              <math:mrow>
                <math:mn>1</math:mn>
                <math:mo math:stretchy="false">/</math:mo>
                <math:mn>4</math:mn>
              </math:mrow>
            </math:mtd>
            <math:mtd>
              <math:mrow>
                <math:mn>1</math:mn>
                <math:mo math:stretchy="false">/</math:mo>
                <math:mn>4</math:mn>
              </math:mrow>
            </math:mtd>
            <math:mtd>
              <math:mrow>
                <math:mn>1</math:mn>
                <math:mo math:stretchy="false">/</math:mo>
                <math:mn>4</math:mn>
              </math:mrow>
            </math:mtd>
            <math:mtd>
              <math:mrow>
                <math:mn>1</math:mn>
                <math:mo math:stretchy="false">/</math:mo>
                <math:mn>4</math:mn>
              </math:mrow>
            </math:mtd>
          </math:mtr>
          <math:mtr>
            <math:mtd>
              <math:mrow>
                <math:mn>1</math:mn>
                <math:mo math:stretchy="false">/</math:mo>
                <math:mn>4</math:mn>
              </math:mrow>
            </math:mtd>
            <math:mtd>
              <math:mrow>
                <math:mn>1</math:mn>
                <math:mo math:stretchy="false">/</math:mo>
                <math:mn>4</math:mn>
              </math:mrow>
            </math:mtd>
            <math:mtd>
              <math:mrow>
                <math:mn>1</math:mn>
                <math:mo math:stretchy="false">/</math:mo>
                <math:mn>4</math:mn>
              </math:mrow>
            </math:mtd>
            <math:mtd>
              <math:mrow>
                <math:mn>1</math:mn>
                <math:mo math:stretchy="false">/</math:mo>
                <math:mn>4</math:mn>
              </math:mrow>
            </math:mtd>
          </math:mtr>
          <math:mtr>
            <math:mtd>
              <math:mrow>
                <math:mn>1</math:mn>
                <math:mo math:stretchy="false">/</math:mo>
                <math:mn>4</math:mn>
              </math:mrow>
            </math:mtd>
            <math:mtd>
              <math:mrow>
                <math:mn>1</math:mn>
                <math:mo math:stretchy="false">/</math:mo>
                <math:mn>4</math:mn>
              </math:mrow>
            </math:mtd>
            <math:mtd>
              <math:mrow>
                <math:mn>1</math:mn>
                <math:mo math:stretchy="false">/</math:mo>
                <math:mn>4</math:mn>
              </math:mrow>
            </math:mtd>
            <math:mtd>
              <math:mrow>
                <math:mn>1</math:mn>
                <math:mo math:stretchy="false">/</math:mo>
                <math:mn>4</math:mn>
              </math:mrow>
            </math:mtd>
          </math:mtr>
        </math:mtable>
      </math:mfenced>
    </math:mrow>
    <math:annotation math:encoding="StarMath 5.0">P^"*"= left ( matrix{1/4#1/4#1/4#1/4##1/4#1/4#1/4#1/4##1/4#1/4#1/4#1/4##1/4#1/4#1/4#1/4} right ) 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i>'</math:mi>
        <math:mo math:stretchy="false">=</math:mo>
        <math:mfenced math:open="" math:close="">
          <math:mtable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3</math:mn>
                </math:mrow>
              </math:mtd>
              <math:mtd>
                <math:mrow>
                  <math:mn>1</math:mn>
                  <math:mo math:stretchy="false">/</math:mo>
                  <math:mn>3</math:mn>
                </math:mrow>
              </math:mtd>
              <math:mtd>
                <math:mrow>
                  <math:mn>1</math:mn>
                  <math:mo math:stretchy="false">/</math:mo>
                  <math:mn>3</math:mn>
                </math:mrow>
              </math:mtd>
            </math:mtr>
            <math:mtr>
              <math:mtd>
                <math:mrow>
                  <math:mn>1</math:mn>
                  <math:mo math:stretchy="false">/</math:mo>
                  <math:mn>3</math:mn>
                </math:mrow>
              </math:mtd>
              <math:mtd>
                <math:mn>0</math:mn>
              </math:mtd>
              <math:mtd>
                <math:mrow>
                  <math:mn>1</math:mn>
                  <math:mo math:stretchy="false">/</math:mo>
                  <math:mn>3</math:mn>
                </math:mrow>
              </math:mtd>
              <math:mtd>
                <math:mrow>
                  <math:mn>1</math:mn>
                  <math:mo math:stretchy="false">/</math:mo>
                  <math:mn>3</math:mn>
                </math:mrow>
              </math:mtd>
            </math:mtr>
            <math:mtr>
              <math:mtd>
                <math:mrow>
                  <math:mn>1</math:mn>
                  <math:mo math:stretchy="false">/</math:mo>
                  <math:mn>3</math:mn>
                </math:mrow>
              </math:mtd>
              <math:mtd>
                <math:mrow>
                  <math:mn>1</math:mn>
                  <math:mo math:stretchy="false">/</math:mo>
                  <math:mn>3</math:mn>
                </math:mrow>
              </math:mtd>
              <math:mtd>
                <math:mn>0</math:mn>
              </math:mtd>
              <math:mtd>
                <math:mrow>
                  <math:mn>1</math:mn>
                  <math:mo math:stretchy="false">/</math:mo>
                  <math:mn>3</math:mn>
                </math:mrow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n>0</math:mn>
              </math:mtd>
              <math:mtd>
                <math:mn>1</math:mn>
              </math:mtd>
            </math:mtr>
          </math:mtable>
        </math:mfenced>
      </math:mrow>
    </math:mrow>
    <math:annotation math:encoding="StarMath 5.0">P'=left ( matrix{ 0 # 1/3 # 1/3 # 1/3 ## 1/3 # 0 # 1/3 # 1/3 ## 1/3 # 1/3 # 0 # 1/3 ## 0 # 0 # 0 # 1 }  right )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fenced math:open="{" math:close="}">
      <math:mtable>
        <math:mtr>
          <math:mtd>
            <math:mrow>
              <math:mrow>
                <math:msub>
                  <math:mi>n</math:mi>
                  <math:mn>1</math:mn>
                </math:msub>
                <math:mo math:stretchy="false">=</math:mo>
                <math:mrow>
                  <math:mn>1</math:mn>
                  <math:mo math:stretchy="false">+</math:mo>
                  <math:mfrac>
                    <math:mn>1</math:mn>
                    <math:mn>3</math:mn>
                  </math:mfrac>
                </math:mrow>
              </math:mrow>
              <math:mrow>
                <math:msub>
                  <math:mi>n</math:mi>
                  <math:mn>2</math:mn>
                </math:msub>
                <math:mo math:stretchy="false">+</math:mo>
                <math:mfrac>
                  <math:mn>1</math:mn>
                  <math:mn>3</math:mn>
                </math:mfrac>
              </math:mrow>
              <math:msub>
                <math:mi>n</math:mi>
                <math:mn>3</math:mn>
              </math:msub>
            </math:mrow>
          </math:mtd>
        </math:mtr>
        <math:mtr>
          <math:mtd>
            <math:mrow>
              <math:mrow>
                <math:msub>
                  <math:mi>n</math:mi>
                  <math:mn>2</math:mn>
                </math:msub>
                <math:mo math:stretchy="false">=</math:mo>
                <math:mrow>
                  <math:mn>1</math:mn>
                  <math:mo math:stretchy="false">+</math:mo>
                  <math:mfrac>
                    <math:mn>1</math:mn>
                    <math:mn>3</math:mn>
                  </math:mfrac>
                </math:mrow>
              </math:mrow>
              <math:mrow>
                <math:msub>
                  <math:mi>n</math:mi>
                  <math:mn>1</math:mn>
                </math:msub>
                <math:mo math:stretchy="false">+</math:mo>
                <math:mfrac>
                  <math:mn>1</math:mn>
                  <math:mn>3</math:mn>
                </math:mfrac>
              </math:mrow>
              <math:msub>
                <math:mi>n</math:mi>
                <math:mn>3</math:mn>
              </math:msub>
            </math:mrow>
          </math:mtd>
        </math:mtr>
        <math:mtr>
          <math:mtd>
            <math:mrow>
              <math:mrow>
                <math:msub>
                  <math:mi>n</math:mi>
                  <math:mn>3</math:mn>
                </math:msub>
                <math:mo math:stretchy="false">=</math:mo>
                <math:mrow>
                  <math:mn>1</math:mn>
                  <math:mo math:stretchy="false">+</math:mo>
                  <math:mfrac>
                    <math:mn>1</math:mn>
                    <math:mn>3</math:mn>
                  </math:mfrac>
                </math:mrow>
              </math:mrow>
              <math:mrow>
                <math:msub>
                  <math:mi>n</math:mi>
                  <math:mn>1</math:mn>
                </math:msub>
                <math:mo math:stretchy="false">+</math:mo>
                <math:mfrac>
                  <math:mn>1</math:mn>
                  <math:mn>3</math:mn>
                </math:mfrac>
              </math:mrow>
              <math:msub>
                <math:mi>n</math:mi>
                <math:mn>2</math:mn>
              </math:msub>
            </math:mrow>
          </math:mtd>
        </math:mtr>
      </math:mtable>
    </math:mfenced>
    <math:annotation math:encoding="StarMath 5.0">left lbrace matrix { n_1 = 1 + 1 over 3 n_2 + 1 over 3 n_3 ##
n_2 = 1 + 1 over 3 n_1 + 1 over 3 n_3 ##
n_3 = 1 + 1 over 3 n_1 + 1 over 3 n_2
} right rbrace 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fenced math:open="{" math:close="}">
      <math:mtable>
        <math:mtr>
          <math:mtd>
            <math:mrow>
              <math:mrow>
                <math:mrow>
                  <math:mo math:stretchy="false">−</math:mo>
                  <math:msub>
                    <math:mi>n</math:mi>
                    <math:mn>1</math:mn>
                  </math:msub>
                </math:mrow>
                <math:mo math:stretchy="false">+</math:mo>
                <math:mfrac>
                  <math:mn>1</math:mn>
                  <math:mn>3</math:mn>
                </math:mfrac>
              </math:mrow>
              <math:mrow>
                <math:msub>
                  <math:mi>n</math:mi>
                  <math:mn>2</math:mn>
                </math:msub>
                <math:mo math:stretchy="false">+</math:mo>
                <math:mfrac>
                  <math:mn>1</math:mn>
                  <math:mn>3</math:mn>
                </math:mfrac>
              </math:mrow>
              <math:mrow>
                <math:msub>
                  <math:mi>n</math:mi>
                  <math:mn>3</math:mn>
                </math:msub>
                <math:mo math:stretchy="false">=</math:mo>
                <math:mrow>
                  <math:mo math:stretchy="false">−</math:mo>
                  <math:mn>1</math:mn>
                </math:mrow>
              </math:mrow>
            </math:mrow>
          </math:mtd>
        </math:mtr>
        <math:mtr>
          <math:mtd>
            <math:mrow>
              <math:mfrac>
                <math:mn>1</math:mn>
                <math:mn>3</math:mn>
              </math:mfrac>
              <math:mrow>
                <math:mrow>
                  <math:msub>
                    <math:mi>n</math:mi>
                    <math:mn>1</math:mn>
                  </math:msub>
                  <math:mo math:stretchy="false">−</math:mo>
                  <math:msub>
                    <math:mi>n</math:mi>
                    <math:mn>2</math:mn>
                  </math:msub>
                </math:mrow>
                <math:mo math:stretchy="false">+</math:mo>
                <math:mfrac>
                  <math:mn>1</math:mn>
                  <math:mn>3</math:mn>
                </math:mfrac>
              </math:mrow>
              <math:mrow>
                <math:msub>
                  <math:mi>n</math:mi>
                  <math:mn>3</math:mn>
                </math:msub>
                <math:mo math:stretchy="false">=</math:mo>
                <math:mrow>
                  <math:mo math:stretchy="false">−</math:mo>
                  <math:mn>1</math:mn>
                </math:mrow>
              </math:mrow>
            </math:mrow>
          </math:mtd>
        </math:mtr>
        <math:mtr>
          <math:mtd>
            <math:mrow>
              <math:mfrac>
                <math:mn>1</math:mn>
                <math:mn>3</math:mn>
              </math:mfrac>
              <math:mrow>
                <math:msub>
                  <math:mi>n</math:mi>
                  <math:mn>1</math:mn>
                </math:msub>
                <math:mo math:stretchy="false">+</math:mo>
                <math:mfrac>
                  <math:mn>1</math:mn>
                  <math:mn>3</math:mn>
                </math:mfrac>
              </math:mrow>
              <math:mrow>
                <math:mrow>
                  <math:msub>
                    <math:mi>n</math:mi>
                    <math:mn>2</math:mn>
                  </math:msub>
                  <math:mo math:stretchy="false">−</math:mo>
                  <math:msub>
                    <math:mi>n</math:mi>
                    <math:mn>3</math:mn>
                  </math:msub>
                </math:mrow>
                <math:mo math:stretchy="false">=</math:mo>
                <math:mrow>
                  <math:mo math:stretchy="false">−</math:mo>
                  <math:mn>1</math:mn>
                </math:mrow>
              </math:mrow>
            </math:mrow>
          </math:mtd>
        </math:mtr>
      </math:mtable>
    </math:mfenced>
    <math:annotation math:encoding="StarMath 5.0">left lbrace matrix { - n_1 + 1 over 3 n_2 + 1 over 3 n_3 = -1 ##
1 over 3 n_1 - n_2 + 1 over 3 n_3 = -1 ##
1 over 3 n_1 + 1 over 3 n_2 - n_3 = -1
} right rbrace 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fenced math:open="{" math:close="}">
      <math:mtable>
        <math:mtr>
          <math:mtd>
            <math:mrow>
              <math:mrow>
                <math:mrow>
                  <math:mo math:stretchy="false">−</math:mo>
                  <math:msub>
                    <math:mi>n</math:mi>
                    <math:mn>1</math:mn>
                  </math:msub>
                </math:mrow>
                <math:mo math:stretchy="false">+</math:mo>
                <math:mfrac>
                  <math:mn>1</math:mn>
                  <math:mn>3</math:mn>
                </math:mfrac>
              </math:mrow>
              <math:mrow>
                <math:msub>
                  <math:mi>n</math:mi>
                  <math:mn>2</math:mn>
                </math:msub>
                <math:mo math:stretchy="false">+</math:mo>
                <math:mfrac>
                  <math:mn>1</math:mn>
                  <math:mn>3</math:mn>
                </math:mfrac>
              </math:mrow>
              <math:mrow>
                <math:msub>
                  <math:mi>n</math:mi>
                  <math:mn>3</math:mn>
                </math:msub>
                <math:mo math:stretchy="false">=</math:mo>
                <math:mrow>
                  <math:mo math:stretchy="false">−</math:mo>
                  <math:mn>1</math:mn>
                </math:mrow>
              </math:mrow>
            </math:mrow>
          </math:mtd>
        </math:mtr>
        <math:mtr>
          <math:mtd>
            <math:mrow>
              <math:mn>0</math:mn>
              <math:mrow>
                <math:msub>
                  <math:mi>n</math:mi>
                  <math:mn>1</math:mn>
                </math:msub>
                <math:mo math:stretchy="false">−</math:mo>
                <math:mfrac>
                  <math:mn>8</math:mn>
                  <math:mn>9</math:mn>
                </math:mfrac>
              </math:mrow>
              <math:mrow>
                <math:msub>
                  <math:mi>n</math:mi>
                  <math:mn>2</math:mn>
                </math:msub>
                <math:mo math:stretchy="false">+</math:mo>
                <math:mfrac>
                  <math:mn>4</math:mn>
                  <math:mn>9</math:mn>
                </math:mfrac>
              </math:mrow>
              <math:mrow>
                <math:msub>
                  <math:mi>n</math:mi>
                  <math:mn>3</math:mn>
                </math:msub>
                <math:mo math:stretchy="false">=</math:mo>
                <math:mfrac>
                  <math:mrow>
                    <math:mo math:stretchy="false">−</math:mo>
                    <math:mn>4</math:mn>
                  </math:mrow>
                  <math:mn>3</math:mn>
                </math:mfrac>
              </math:mrow>
            </math:mrow>
          </math:mtd>
        </math:mtr>
        <math:mtr>
          <math:mtd>
            <math:mrow>
              <math:mn>0</math:mn>
              <math:mrow>
                <math:msub>
                  <math:mi>n</math:mi>
                  <math:mn>1</math:mn>
                </math:msub>
                <math:mo math:stretchy="false">+</math:mo>
                <math:mfrac>
                  <math:mn>4</math:mn>
                  <math:mn>9</math:mn>
                </math:mfrac>
              </math:mrow>
              <math:mrow>
                <math:msub>
                  <math:mi>n</math:mi>
                  <math:mn>2</math:mn>
                </math:msub>
                <math:mo math:stretchy="false">−</math:mo>
                <math:mfrac>
                  <math:mn>8</math:mn>
                  <math:mn>9</math:mn>
                </math:mfrac>
              </math:mrow>
              <math:mrow>
                <math:msub>
                  <math:mi>n</math:mi>
                  <math:mn>3</math:mn>
                </math:msub>
                <math:mo math:stretchy="false">=</math:mo>
                <math:mfrac>
                  <math:mrow>
                    <math:mo math:stretchy="false">−</math:mo>
                    <math:mn>4</math:mn>
                  </math:mrow>
                  <math:mn>3</math:mn>
                </math:mfrac>
              </math:mrow>
            </math:mrow>
          </math:mtd>
        </math:mtr>
      </math:mtable>
    </math:mfenced>
    <math:annotation math:encoding="StarMath 5.0">left lbrace matrix { - n_1 + 1 over 3 n_2 + 1 over 3 n_3 = -1 ##
0 n_1 - 8 over 9 n_2 + 4 over 9 n_3 = - 4 over 3 ##
0 n_1 + 4 over 9 n_2 - 8 over 9 n_3 = - 4 over 3
} right rbrace 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fenced math:open="{" math:close="}">
      <math:mtable>
        <math:mtr>
          <math:mtd>
            <math:mrow>
              <math:mrow>
                <math:mrow>
                  <math:mo math:stretchy="false">−</math:mo>
                  <math:msub>
                    <math:mi>n</math:mi>
                    <math:mn>1</math:mn>
                  </math:msub>
                </math:mrow>
                <math:mo math:stretchy="false">+</math:mo>
                <math:mfrac>
                  <math:mn>1</math:mn>
                  <math:mn>3</math:mn>
                </math:mfrac>
              </math:mrow>
              <math:mrow>
                <math:msub>
                  <math:mi>n</math:mi>
                  <math:mn>2</math:mn>
                </math:msub>
                <math:mo math:stretchy="false">+</math:mo>
                <math:mfrac>
                  <math:mn>1</math:mn>
                  <math:mn>3</math:mn>
                </math:mfrac>
              </math:mrow>
              <math:mrow>
                <math:msub>
                  <math:mi>n</math:mi>
                  <math:mn>3</math:mn>
                </math:msub>
                <math:mo math:stretchy="false">=</math:mo>
                <math:mrow>
                  <math:mo math:stretchy="false">−</math:mo>
                  <math:mn>1</math:mn>
                </math:mrow>
              </math:mrow>
            </math:mrow>
          </math:mtd>
        </math:mtr>
        <math:mtr>
          <math:mtd>
            <math:mrow>
              <math:mn>0</math:mn>
              <math:mrow>
                <math:msub>
                  <math:mi>n</math:mi>
                  <math:mn>1</math:mn>
                </math:msub>
                <math:mo math:stretchy="false">−</math:mo>
                <math:mfrac>
                  <math:mn>8</math:mn>
                  <math:mn>9</math:mn>
                </math:mfrac>
              </math:mrow>
              <math:mrow>
                <math:msub>
                  <math:mi>n</math:mi>
                  <math:mn>2</math:mn>
                </math:msub>
                <math:mo math:stretchy="false">+</math:mo>
                <math:mfrac>
                  <math:mn>4</math:mn>
                  <math:mn>9</math:mn>
                </math:mfrac>
              </math:mrow>
              <math:mrow>
                <math:msub>
                  <math:mi>n</math:mi>
                  <math:mn>3</math:mn>
                </math:msub>
                <math:mo math:stretchy="false">=</math:mo>
                <math:mfrac>
                  <math:mrow>
                    <math:mo math:stretchy="false">−</math:mo>
                    <math:mn>4</math:mn>
                  </math:mrow>
                  <math:mn>3</math:mn>
                </math:mfrac>
              </math:mrow>
            </math:mrow>
          </math:mtd>
        </math:mtr>
        <math:mtr>
          <math:mtd>
            <math:mrow>
              <math:mn>0</math:mn>
              <math:mrow>
                <math:msub>
                  <math:mi>n</math:mi>
                  <math:mn>1</math:mn>
                </math:msub>
                <math:mo math:stretchy="false">+</math:mo>
                <math:mn>0</math:mn>
              </math:mrow>
              <math:mrow>
                <math:msub>
                  <math:mi>n</math:mi>
                  <math:mn>2</math:mn>
                </math:msub>
                <math:mo math:stretchy="false">−</math:mo>
                <math:mfrac>
                  <math:mn>12</math:mn>
                  <math:mn>9</math:mn>
                </math:mfrac>
              </math:mrow>
              <math:mrow>
                <math:msub>
                  <math:mi>n</math:mi>
                  <math:mn>3</math:mn>
                </math:msub>
                <math:mo math:stretchy="false">=</math:mo>
                <math:mfrac>
                  <math:mrow>
                    <math:mo math:stretchy="false">−</math:mo>
                    <math:mn>12</math:mn>
                  </math:mrow>
                  <math:mn>3</math:mn>
                </math:mfrac>
              </math:mrow>
            </math:mrow>
          </math:mtd>
        </math:mtr>
      </math:mtable>
    </math:mfenced>
    <math:annotation math:encoding="StarMath 5.0">left lbrace matrix { - n_1 + 1 over 3 n_2 + 1 over 3 n_3 = -1 ##
0 n_1 - 8 over 9 n_2 + 4 over 9 n_3 = - 4 over 3 ##
0 n_1 + 0 n_2 - 12 over 9 n_3 = - 12 over 3
} right rbrace  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fenced math:open="{" math:close="}">
      <math:mtable>
        <math:mtr>
          <math:mtd>
            <math:mrow>
              <math:mrow>
                <math:mrow>
                  <math:mo math:stretchy="false">−</math:mo>
                  <math:msub>
                    <math:mi>n</math:mi>
                    <math:mn>1</math:mn>
                  </math:msub>
                </math:mrow>
                <math:mo math:stretchy="false">+</math:mo>
                <math:mfrac>
                  <math:mn>1</math:mn>
                  <math:mn>3</math:mn>
                </math:mfrac>
              </math:mrow>
              <math:mrow>
                <math:msub>
                  <math:mi>n</math:mi>
                  <math:mn>2</math:mn>
                </math:msub>
                <math:mo math:stretchy="false">+</math:mo>
                <math:mfrac>
                  <math:mn>1</math:mn>
                  <math:mn>3</math:mn>
                </math:mfrac>
              </math:mrow>
              <math:mrow>
                <math:msub>
                  <math:mi>n</math:mi>
                  <math:mn>3</math:mn>
                </math:msub>
                <math:mo math:stretchy="false">=</math:mo>
                <math:mrow>
                  <math:mo math:stretchy="false">−</math:mo>
                  <math:mn>1</math:mn>
                </math:mrow>
              </math:mrow>
            </math:mrow>
          </math:mtd>
        </math:mtr>
        <math:mtr>
          <math:mtd>
            <math:mrow>
              <math:mn>0</math:mn>
              <math:mrow>
                <math:msub>
                  <math:mi>n</math:mi>
                  <math:mn>1</math:mn>
                </math:msub>
                <math:mo math:stretchy="false">−</math:mo>
                <math:mn>2</math:mn>
              </math:mrow>
              <math:mrow>
                <math:mrow>
                  <math:msub>
                    <math:mi>n</math:mi>
                    <math:mn>2</math:mn>
                  </math:msub>
                  <math:mo math:stretchy="false">+</math:mo>
                  <math:msub>
                    <math:mi>n</math:mi>
                    <math:mn>3</math:mn>
                  </math:msub>
                </math:mrow>
                <math:mo math:stretchy="false">=</math:mo>
                <math:mrow>
                  <math:mo math:stretchy="false">−</math:mo>
                  <math:mn>3</math:mn>
                </math:mrow>
              </math:mrow>
            </math:mrow>
          </math:mtd>
        </math:mtr>
        <math:mtr>
          <math:mtd>
            <math:mrow>
              <math:mn>0</math:mn>
              <math:mrow>
                <math:msub>
                  <math:mi>n</math:mi>
                  <math:mn>1</math:mn>
                </math:msub>
                <math:mo math:stretchy="false">+</math:mo>
                <math:mn>0</math:mn>
              </math:mrow>
              <math:mrow>
                <math:mrow>
                  <math:msub>
                    <math:mi>n</math:mi>
                    <math:mn>2</math:mn>
                  </math:msub>
                  <math:mo math:stretchy="false">+</math:mo>
                  <math:msub>
                    <math:mi>n</math:mi>
                    <math:mn>3</math:mn>
                  </math:msub>
                </math:mrow>
                <math:mo math:stretchy="false">=</math:mo>
                <math:mn>3</math:mn>
              </math:mrow>
            </math:mrow>
          </math:mtd>
        </math:mtr>
      </math:mtable>
    </math:mfenced>
    <math:annotation math:encoding="StarMath 5.0">left lbrace matrix { - n_1 + 1 over 3 n_2 + 1 over 3 n_3 = -1 ##
0 n_1 - 2 n_2 + n_3 = - 3 ##
0 n_1 + 0 n_2 + n_3 =  3
} right rbrace  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fenced math:open="{" math:close="}">
      <math:mtable>
        <math:mtr>
          <math:mtd>
            <math:mrow>
              <math:mrow>
                <math:msub>
                  <math:mi>n</math:mi>
                  <math:mn>1</math:mn>
                </math:msub>
                <math:mo math:stretchy="false">=</math:mo>
                <math:mrow>
                  <math:mn>1</math:mn>
                  <math:mo math:stretchy="false">+</math:mo>
                  <math:mfrac>
                    <math:mn>1</math:mn>
                    <math:mn>3</math:mn>
                  </math:mfrac>
                </math:mrow>
              </math:mrow>
              <math:mrow>
                <math:msub>
                  <math:mi>n</math:mi>
                  <math:mn>2</math:mn>
                </math:msub>
                <math:mo math:stretchy="false">+</math:mo>
                <math:mfrac>
                  <math:mn>1</math:mn>
                  <math:mn>3</math:mn>
                </math:mfrac>
              </math:mrow>
              <math:mrow>
                <math:msub>
                  <math:mi>n</math:mi>
                  <math:mn>3</math:mn>
                </math:msub>
                <math:mo math:stretchy="false">=</math:mo>
                <math:mn>3</math:mn>
              </math:mrow>
            </math:mrow>
          </math:mtd>
        </math:mtr>
        <math:mtr>
          <math:mtd>
            <math:mrow>
              <math:mrow>
                <math:msub>
                  <math:mi>n</math:mi>
                  <math:mn>2</math:mn>
                </math:msub>
                <math:mo math:stretchy="false">=</math:mo>
                <math:mrow>
                  <math:mrow>
                    <math:mo math:stretchy="false">(</math:mo>
                    <math:mrow>
                      <math:mn>3</math:mn>
                      <math:mo math:stretchy="false">+</math:mo>
                      <math:msub>
                        <math:mi>n</math:mi>
                        <math:mn>3</math:mn>
                      </math:msub>
                    </math:mrow>
                    <math:mo math:stretchy="false">)</math:mo>
                  </math:mrow>
                  <math:mo math:stretchy="false">/</math:mo>
                  <math:mn>2</math:mn>
                </math:mrow>
              </math:mrow>
              <math:mo math:stretchy="false">=</math:mo>
              <math:mn>3</math:mn>
            </math:mrow>
          </math:mtd>
        </math:mtr>
        <math:mtr>
          <math:mtd>
            <math:mrow>
              <math:msub>
                <math:mi>n</math:mi>
                <math:mn>3</math:mn>
              </math:msub>
              <math:mo math:stretchy="false">=</math:mo>
              <math:mn>3</math:mn>
            </math:mrow>
          </math:mtd>
        </math:mtr>
      </math:mtable>
    </math:mfenced>
    <math:annotation math:encoding="StarMath 5.0">left lbrace matrix { n_1 = 1 + 1 over 3 n_2 + 1 over 3 n_3 = 3  ##
n_2 = ( 3 + n_3 ) /2 = 3 ##
n_3 = 3
} right rbrace  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i>n</math:mi>
        <math:mo math:stretchy="false">=</math:mo>
        <math:mrow>
          <math:mn>1</math:mn>
          <math:mo math:stretchy="false">+</math:mo>
          <math:mfrac>
            <math:mn>1</math:mn>
            <math:mn>3</math:mn>
          </math:mfrac>
        </math:mrow>
      </math:mrow>
      <math:mrow>
        <math:mi>n</math:mi>
        <math:mo math:stretchy="false">+</math:mo>
        <math:mfrac>
          <math:mn>1</math:mn>
          <math:mn>3</math:mn>
        </math:mfrac>
      </math:mrow>
      <math:mi>n</math:mi>
    </math:mrow>
    <math:annotation math:encoding="StarMath 5.0">n = 1 + 1 over 3 n + 1 over 3 n</math:annotation>
  </math:semantics>
</math:math>
</file>